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a65d"/>
    </style:style>
    <style:style style:name="ce4" style:family="table-cell" style:parent-style-name="Defaul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table:style-name="ce4" office:value-type="float" office:value="3.5808" calcext:value-type="float">
            <text:p>3,5808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table:style-name="ce4" office:value-type="float" office:value="2.6889" calcext:value-type="float">
            <text:p>2,6889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86" calcext:value-type="float">
            <text:p>0,458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table:style-name="ce4" office:value-type="float" office:value="2.7827" calcext:value-type="float">
            <text:p>2,7827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table:style-name="ce4" office:value-type="float" office:value="2.4481" calcext:value-type="float">
            <text:p>2,4481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table:style-name="ce4" office:value-type="float" office:value="2.6456" calcext:value-type="float">
            <text:p>2,6456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table:style-name="ce4" office:value-type="float" office:value="4.2026" calcext:value-type="float">
            <text:p>4,2026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356" calcext:value-type="float">
            <text:p>1,3356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table:style-name="ce4" office:value-type="float" office:value="3.5924" calcext:value-type="float">
            <text:p>3,5924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table:style-name="ce4" office:value-type="float" office:value="4.8261" calcext:value-type="float">
            <text:p>4,8261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21" calcext:value-type="float">
            <text:p>0,1321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table:style-name="ce4" office:value-type="float" office:value="3.1532" calcext:value-type="float">
            <text:p>3,1532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5" calcext:value-type="float">
            <text:p>0,1645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47" calcext:value-type="float">
            <text:p>0,5647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table:style-name="ce4" office:value-type="float" office:value="3.4167" calcext:value-type="float">
            <text:p>3,4167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95" calcext:value-type="float">
            <text:p>0,4295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09" calcext:value-type="float">
            <text:p>0,4209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5" calcext:value-type="float">
            <text:p>0,5565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7" calcext:value-type="float">
            <text:p>0,9077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table:style-name="ce4" office:value-type="float" office:value="2.1488" calcext:value-type="float">
            <text:p>2,1488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9268" calcext:value-type="float">
            <text:p>0,9268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7" calcext:value-type="float">
            <text:p>1,017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5" calcext:value-type="float">
            <text:p>0,5465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9" calcext:value-type="float">
            <text:p>0,0709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88" calcext:value-type="float">
            <text:p>0,1888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621" calcext:value-type="float">
            <text:p>0,2621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table:style-name="ce4" office:value-type="float" office:value="1.0882" calcext:value-type="float">
            <text:p>1,088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759" calcext:value-type="float">
            <text:p>0,8759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3" calcext:value-type="float">
            <text:p>0,0603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table:style-name="ce4" office:value-type="float" office:value="2.6431" calcext:value-type="float">
            <text:p>2,6431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table:style-name="ce4" office:value-type="float" office:value="5.5535" calcext:value-type="float">
            <text:p>5,5535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72" calcext:value-type="float">
            <text:p>0,3272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table:style-name="ce4" office:value-type="float" office:value="0.5409" calcext:value-type="float">
            <text:p>0,5409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table:style-name="ce4" office:value-type="float" office:value="5.0354" calcext:value-type="float">
            <text:p>5,03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2:39:26.68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7:20.699352164</meta:creation-date>
    <dc:date>2017-12-10T12:45:36.201000000</dc:date>
    <meta:editing-duration>PT12M38S</meta:editing-duration>
    <meta:editing-cycles>2</meta:editing-cycles>
    <meta:generator>LibreOffice/5.4.2.2$Windows_X86_64 LibreOffice_project/22b09f6418e8c2d508a9eaf86b2399209b0990f4</meta:generator>
    <meta:document-statistic meta:table-count="1" meta:cell-count="108" meta:object-count="0"/>
  </office:meta>
</office:document-meta>
</file>